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71cm" fo:break-before="auto" style:use-optimal-row-height="true"/>
    </style:style>
    <style:style style:name="ro5" style:family="table-row">
      <style:table-row-properties style:row-height="2.686cm" fo:break-before="auto" style:use-optimal-row-height="tru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2.358cm" fo:break-before="auto" style:use-optimal-row-height="false"/>
    </style:style>
    <style:style style:name="ro8" style:family="table-row">
      <style:table-row-properties style:row-height="2.577cm" fo:break-before="auto" style:use-optimal-row-height="false"/>
    </style:style>
    <style:style style:name="ro9" style:family="table-row">
      <style:table-row-properties style:row-height="2.439cm" fo:break-before="auto" style:use-optimal-row-height="false"/>
    </style:style>
    <style:style style:name="ro10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number-columns-repeated="8" table:default-cell-style-name="ce2"/>
        <table:table-column table:style-name="co5" table:default-cell-style-name="ce16"/>
        <table:table-column table:style-name="co3" table:number-columns-repeated="1014" table:default-cell-style-name="ce2"/>
        <table:table-row table:style-name="ro3">
          <table:table-cell table:style-name="ce1"/>
          <table:table-cell table:style-name="ce4" office:value-type="string">
            <text:p>Immersive Media &amp; Games</text:p>
          </table:table-cell>
          <table:table-cell table:style-name="ce9" table:number-columns-repeated="5"/>
          <table:table-cell table:style-name="ce14" table:number-columns-repeated="2"/>
          <table:table-cell table:style-name="ce15" office:value-type="string">
            <text:p>ECTS</text:p>
          </table:table-cell>
          <table:table-cell table:style-name="ce1" table:number-columns-repeated="1014"/>
        </table:table-row>
        <table:table-row table:style-name="ro4">
          <table:table-cell office:value-type="float" office:value="7">
            <text:p>7</text:p>
          </table:table-cell>
          <table:table-cell table:style-name="ce5"/>
          <table:table-cell table:style-name="ce10" table:number-columns-repeated="5"/>
          <table:table-cell table:style-name="ce13" office:value-type="string">
            <text:p><text:span text:style-name="T1">WPM (12 All)</text:span></text:p>
            <text:p><text:span text:style-name="T2">- #3</text:span></text:p>
            <text:p><text:span text:style-name="T2">- #4</text:span></text:p>
          </table:table-cell>
          <table:table-cell table:style-name="ce13" office:value-type="string">
            <text:p><text:span text:style-name="T1">Project 5 (18 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5">
          <table:table-cell office:value-type="float" office:value="6">
            <text:p>6</text:p>
          </table:table-cell>
          <table:table-cell table:style-name="Default"/>
          <table:table-cell table:style-name="ce11" table:number-columns-repeated="2"/>
          <table:table-cell table:style-name="ce10" table:number-columns-repeated="2"/>
          <table:table-cell table:style-name="ce13" office:value-type="string">
            <text:p><text:span text:style-name="T1">Management 3 (6 ?)</text:span></text:p>
            <text:p><text:span text:style-name="T2">- Marketing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  <text:p><text:span text:style-name="T2">- Community Manag.</text:span></text:p>
          </table:table-cell>
          <table:table-cell table:style-name="ce13" office:value-type="string">
            <text:p><text:span text:style-name="T1">WPM (12 All)</text:span></text:p>
            <text:p><text:span text:style-name="T2">- #1</text:span></text:p>
            <text:p><text:span text:style-name="T2">- #2</text:span></text:p>
          </table:table-cell>
          <table:table-cell table:style-name="ce11" office:value-type="string">
            <text:p><text:span text:style-name="T1">Project 4 (12 <text:s/>All</text:span><text:span text:style-name="T1">)</text:span></text:p>
            <text:p><text:span text:style-name="T2">- Complex Digital Game</text:span></text:p>
            <text:p><text:span text:style-name="T2">- Complex Experience</text:span></text:p>
            <text:p><text:span text:style-name="T2">- Installation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6" office:value-type="string">
            <text:p>Internship / Abroad</text:p>
          </table:table-cell>
          <table:table-cell table:style-name="ce12" table:number-columns-repeated="7"/>
          <table:table-cell table:style-name="ce17" office:value-type="float" office:value="30">
            <text:p>30</text:p>
          </table:table-cell>
          <table:table-cell table:style-name="ce3" table:number-columns-repeated="1014"/>
        </table:table-row>
        <table:table-row table:style-name="ro7">
          <table:table-cell office:value-type="float" office:value="4">
            <text:p>4</text:p>
          </table:table-cell>
          <table:table-cell/>
          <table:table-cell table:style-name="ce13" office:value-type="string">
            <text:p><text:span text:style-name="T1">Code 4 (6 RL, ?)</text:span></text:p>
            <text:p><text:span text:style-name="T2">- Game AI</text:span></text:p>
            <text:p><text:span text:style-name="T2">- Machine Learning</text:span></text:p>
            <text:p><text:span text:style-name="T2">- Network</text:span></text:p>
            <text:p><text:span text:style-name="T2">- Data Streaming</text:span></text:p>
            <text:p><text:span text:style-name="T2"/></text:p>
          </table:table-cell>
          <table:table-cell table:style-name="ce13" office:value-type="string">
            <text:p><text:span text:style-name="T1">Theory 3 (6 MB, ?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</table:table-cell>
          <table:table-cell table:style-name="ce10"/>
          <table:table-cell table:style-name="ce13" office:value-type="string">
            <text:p><text:span text:style-name="T1">STEM 3 (6 GR)</text:span></text:p>
            <text:p><text:span text:style-name="T2">- Electronics</text:span></text:p>
            <text:p><text:span text:style-name="T2">- Physical Computing</text:span></text:p>
            <text:p><text:span text:style-name="T2">- Sensors, Actors</text:span></text:p>
          </table:table-cell>
          <table:table-cell table:style-name="ce13" office:value-type="string">
            <text:p><text:span text:style-name="T1">Management 2 (6 ?)</text:span></text:p>
            <text:p><text:span text:style-name="T2">- Product Management</text:span></text:p>
            <text:p><text:span text:style-name="T2">- Resource Management</text:span></text:p>
            <text:p><text:span text:style-name="T2">- Quality Assurance</text:span></text:p>
            <text:p><text:span text:style-name="T2">- Localisation</text:span></text:p>
          </table:table-cell>
          <table:table-cell table:style-name="ce11"/>
          <table:table-cell table:style-name="ce11" office:value-type="string">
            <text:p><text:span text:style-name="T1">Project 3 (6 All</text:span><text:span text:style-name="T1">)</text:span></text:p>
            <text:p><text:span text:style-name="T2">- Immersive Experienc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<text:span text:style-name="T1">Visual 3 (6 DL, CM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</table:table-cell>
          <table:table-cell table:style-name="ce13" office:value-type="string">
            <text:p><text:span text:style-name="T1">Code 3 (6 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</table:table-cell>
          <table:table-cell table:style-name="ce10"/>
          <table:table-cell table:style-name="ce13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3" office:value-type="string">
            <text:p><text:span text:style-name="T1">STEM 2 (6 TS, ?)</text:span></text:p>
            <text:p><text:span text:style-name="T2">- Physics</text:span></text:p>
            <text:p><text:span text:style-name="T2">- Simulation</text:span></text:p>
            <text:p><text:span text:style-name="T2">- Strategy</text:span></text:p>
            <text:p><text:span text:style-name="T2">- Advanced Probability</text:span></text:p>
          </table:table-cell>
          <table:table-cell table:style-name="ce10" table:number-columns-repeated="2"/>
          <table:table-cell table:style-name="ce11" office:value-type="string">
            <text:p><text:span text:style-name="T1">Project 2 (6 All</text:span><text:span text:style-name="T1">)</text:span></text:p>
            <text:p><text:span text:style-name="T2">- Simple Digital Gam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9">
          <table:table-cell office:value-type="float" office:value="2">
            <text:p>2</text:p>
          </table:table-cell>
          <table:table-cell table:style-name="ce7" office:value-type="string">
            <text:p><text:span text:style-name="T1">Visual 2 (6 DL,CM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3" office:value-type="string">
            <text:p><text:span text:style-name="T1">Code 2 (6 JD,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</text:span></text:p>
          </table:table-cell>
          <table:table-cell table:style-name="ce13" office:value-type="string">
            <text:p><text:span text:style-name="T1">Theory 2 (6 JD, MB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Frameworks</text:span></text:p>
          </table:table-cell>
          <table:table-cell table:style-name="ce13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0" table:number-columns-repeated="3"/>
          <table:table-cell table:style-name="ce11" office:value-type="string">
            <text:p><text:span text:style-name="T1">Project 1 (6 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10">
          <table:table-cell office:value-type="float" office:value="1">
            <text:p>1</text:p>
          </table:table-cell>
          <table:table-cell table:style-name="ce8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</table:table-cell>
          <table:table-cell table:style-name="ce13" office:value-type="string">
            <text:p><text:span text:style-name="T1">Code 1 (6 NS,SH,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</text:span><text:span text:style-name="T2">Audiovisuals </text:span></text:p>
          </table:table-cell>
          <table:table-cell table:style-name="ce11" office:value-type="string">
            <text:p><text:span text:style-name="T1">Theory 1 (6 All)</text:span></text:p>
            <text:p><text:span text:style-name="T2">- Digital Information</text:span></text:p>
            <text:p><text:span text:style-name="T2">- Perception</text:span></text:p>
            <text:p><text:span text:style-name="T2">- Immersive Experiences</text:span></text:p>
            <text:p><text:span text:style-name="T2">- MR/AR/VR</text:span></text:p>
            <text:p><text:span text:style-name="T2">- Tools &amp; Protocols</text:span></text:p>
            <text:p><text:span text:style-name="T2">- HCI</text:span></text:p>
          </table:table-cell>
          <table:table-cell table:style-name="Default"/>
          <table:table-cell table:style-name="ce13" office:value-type="string">
            <text:p><text:span text:style-name="T1">STEM 1 (6 TS,RL)</text:span></text:p>
            <text:p><text:span text:style-name="T2">- Statistics</text:span></text:p>
            <text:p><text:span text:style-name="T2">- Probability</text:span></text:p>
            <text:p><text:span text:style-name="T2">- Perspective</text:span></text:p>
            <text:p><text:span text:style-name="T2">- Vectors</text:span></text:p>
            <text:p><text:span text:style-name="T2">- Transformation</text:span></text:p>
          </table:table-cell>
          <table:table-cell table:style-name="ce13" office:value-type="string">
            <text:p><text:span text:style-name="T1">Management 1 (6 KH,CM)</text:span></text:p>
            <text:p><text:span text:style-name="T2">- Scrum</text:span></text:p>
            <text:p><text:span text:style-name="T2">- Design Thinking</text:span></text:p>
            <text:p><text:span text:style-name="T2">- Example Project</text:span></text:p>
          </table:table-cell>
          <table:table-cell table:style-name="ce11"/>
          <table:table-cell table:style-name="ce10"/>
          <table:table-cell office:value-type="float" office:value="30">
            <text:p>30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4"/>
          <table:table-cell table:style-name="ce5"/>
          <table:table-cell table:number-columns-repeated="1019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21.11.2022</text:date>, <text:time>15:04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21T15:04:30.87</dc:date>
    <meta:editing-duration>P2DT13H57M5S</meta:editing-duration>
    <meta:editing-cycles>34</meta:editing-cycles>
    <meta:generator>OpenOffice/4.1.5$Win32 OpenOffice.org_project/415m1$Build-9789</meta:generator>
    <meta:print-date>2022-11-17T19:29:37.09</meta:print-date>
    <meta:document-statistic meta:table-count="3" meta:cell-count="42" meta:object-count="0"/>
  </office:meta>
</office:document-meta>
</file>